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Times New Roman" svg:font-family="'Times New Roma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00%"/>
      <style:text-properties style:font-name="Liberation Sans" fo:font-size="12pt" style:font-size-asian="12pt" style:font-size-complex="12pt"/>
    </style:style>
    <style:style style:name="P2" style:family="paragraph" style:parent-style-name="Text_20_body">
      <style:paragraph-properties fo:margin-top="0.423cm" fo:margin-bottom="0cm" style:contextual-spacing="false" fo:line-height="100%" style:writing-mode="lr-tb"/>
      <style:text-properties fo:font-variant="normal" fo:text-transform="none" fo:color="#000000" loext:opacity="100%" style:text-line-through-style="none" style:text-line-through-type="none" style:font-name="Liberation Sans"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423cm" fo:margin-bottom="0cm" style:contextual-spacing="false" fo:line-height="100%" style:writing-mode="lr-tb"/>
      <style:text-properties fo:font-variant="normal" fo:text-transform="none" fo:color="#000000" loext:opacity="100%" style:text-line-through-style="none" style:text-line-through-type="none" style:font-name="Liberation Sans"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423cm" fo:margin-bottom="0cm" style:contextual-spacing="false" fo:line-height="100%" style:writing-mode="lr-tb"/>
      <style:text-properties fo:font-variant="normal" fo:text-transform="none" fo:color="#000000" loext:opacity="100%" style:text-line-through-style="none" style:text-line-through-type="none" style:font-name="Liberation Sans" fo:font-size="12pt" fo:font-style="normal" style:text-underline-style="none" fo:font-weight="normal" officeooo:paragraph-rsid="001065d1" style:text-blinking="false" fo:background-color="transparent" style:font-size-asian="12pt" style:font-size-complex="12pt"/>
    </style:style>
    <style:style style:name="P5" style:family="paragraph" style:parent-style-name="Text_20_body">
      <style:paragraph-properties fo:margin-top="0.423cm" fo:margin-bottom="0cm" style:contextual-spacing="false" fo:line-height="100%" style:writing-mode="lr-tb"/>
      <style:text-properties fo:font-variant="normal" fo:text-transform="none" fo:color="#000000" loext:opacity="100%" style:text-line-through-style="none" style:text-line-through-type="none" style:font-name="Liberation Sans" fo:font-size="12pt" fo:font-style="normal" style:text-underline-style="none" fo:font-weight="normal" officeooo:rsid="001065d1" officeooo:paragraph-rsid="001065d1" style:text-blinking="false" fo:background-color="transparent" style:font-size-asian="12pt" style:font-size-complex="12pt"/>
    </style:style>
    <style:style style:name="P6" style:family="paragraph" style:parent-style-name="Text_20_body">
      <style:paragraph-properties fo:margin-top="0.423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beration Sans" fo:font-size="14pt" fo:font-style="normal" style:text-underline-style="none" fo:font-weight="bold" officeooo:rsid="001015d6" officeooo:paragraph-rsid="001015d6" style:text-blinking="false" fo:background-color="transparent" style:font-size-asian="14pt" style:font-size-complex="14pt"/>
    </style:style>
    <style:style style:name="P7" style:family="paragraph" style:parent-style-name="Text_20_body">
      <style:paragraph-properties fo:margin-top="0.423cm" fo:margin-bottom="0cm" style:contextual-spacing="false" fo:line-height="100%" style:writing-mode="lr-tb"/>
      <style:text-properties style:font-name="Liberation Sans" fo:font-size="12pt" fo:font-weight="normal" style:font-size-asian="12pt" style:font-size-complex="12pt"/>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 style:family="text">
      <style:text-properties fo:font-weight="normal"/>
    </style:style>
    <style:style style:name="T4" style:family="text">
      <style:text-properties officeooo:rsid="001015d6"/>
    </style:style>
    <style:style style:name="T5" style:family="text">
      <style:text-properties officeooo:rsid="001065d1"/>
    </style:style>
    <style:style style:name="T6" style:family="text">
      <style:text-properties fo:font-weight="bold"/>
    </style:style>
    <style:style style:name="T7" style:family="text">
      <style:text-properties fo:font-weight="bold" officeooo:rsid="001065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Question M. Rambaud</text:p>
      <text:p text:style-name="P2"/>
      <text:p text:style-name="P2"><text:bookmark text:name="docs-internal-guid-1dd68fc3-7fff-edeb-d8fa-e26280be09b3"/>Corresponds to the preferred round in [30]. (rlock)</text:p>
      <text:p text:style-name="P4">à quoi sert rlock ?<text:span text:style-name="T4"> en quoi ça joue un rôle centrale dans la safety ? Pourquoi ça n'existe plus dans Jolteon ?</text:span></text:p>
      <text:p text:style-name="P4"><text:span text:style-name="T6"/></text:p>
      <text:p text:style-name="P4"><text:span text:style-name="T6">May be formed from votes (by a leader) or contained in a proposal or a timeout</text:span><text:span text:style-name="T7"> </text:span><text:span text:style-name="T6">message. (à propos de qc)</text:span></text:p>
      <text:p text:style-name="P3">qu'est ce qu'un proposal ?<text:span text:style-name="T5"> (une proposition de block ?)</text:span></text:p>
      <text:p text:style-name="P3"/>
      <text:p text:style-name="P2">A valid TC should only contain qchigh with round numbers &lt; T C.r</text:p>
      <text:p text:style-name="P3">pourquoi ? pas toujours le cas ? quel contrexemple ? est ce que TC.r = r le round du TC ?</text:p>
      <text:p text:style-name="P5">(si on a un qc au round r alors on ne signe pas le TC)</text:p>
      <text:p text:style-name="P3"/>
      <text:p text:style-name="P2">We say a message (block, QC or TC) is valid, if it follows the definition and<text:span text:style-name="T5"> </text:span>is properly signed.</text:p>
      <text:p text:style-name="P3">quelle définition ?</text:p>
      <text:p text:style-name="P3"/>
      <text:p text:style-name="P2">Upon receiving a valid timeout message or TC, execute Advance Round,<text:span text:style-name="T5"> </text:span>Lock, and then Commit.</text:p>
      <text:p text:style-name="P3">qu'est ce qu'un valid timeout message (définition?) ? est ce que c'est la même chose avec 2 noms différents ?</text:p>
      <text:p text:style-name="P3">pour le Lock on a pas la partie block (ou alors le block qu'on a voté à ce round ?) et qc' donc pas d'actualisation de rlock ? et actualise qchigh avec le plus grand des qc compris dans le TC ?</text:p>
      <text:p text:style-name="P3"/>
      <text:p text:style-name="P3">que se passe-t-il si on a rien reçu ou rien voté à ce round et on reçoit un TC ?</text:p>
      <text:p text:style-name="P3"/>
      <text:p text:style-name="P3"/>
      <text:p text:style-name="P3"/>
      <text:p text:style-name="P2"><text:soft-page-break/>When any replica receives a timeout or a TC, it tries to advance its current round number</text:p>
      <text:p text:style-name="P2">given the high-QCs (in the timeout or TC) or the TC, updates its highest locked</text:p>
      <text:p text:style-name="P2">round and its highest QC given the high-QCs, and checks if any block can be</text:p>
      <text:p text:style-name="P2">committed using the same rules above.</text:p>
      <text:p text:style-name="P7"><text:span text:style-name="T2">même question, comment seulement un message timeout pourrait permettre d'avancer de round ? ou alors le timeout message contient un qc qui correspond au rcur</text:span><text:span text:style-name="T1"> </text:span><text:span text:style-name="T2">du replica parce qu'un autre replica est déjà à un round supérieur mais se retrouve bloqué car atteint le temps τ donc envoie son timeout (cela voudrait dire qu'il a reçut un qc pour ce round que notre replica n'a pas reçu). Est-ce possible que des réplicas soient à des rcur</text:span><text:span text:style-name="T1"> </text:span><text:span text:style-name="T2">différents ? un message (QC) peut-il se perdre ou ne pas nous être envoyé ?</text:span></text:p>
      <text:p text:style-name="P3"/>
      <text:p text:style-name="P2">When any replica receives 2f + 1 such timeout messages, it forms a TC of round</text:p>
      <text:p text:style-name="P2">r, enters round r + 1 and sends the TC to the (next) leader Lr+1.</text:p>
      <text:p text:style-name="P3">pas spécifié dans le carré :</text:p>
      <text:p text:style-name="P3">on envoie seulement au Leader ou on multicast ? (d'ailleurs tous les messages qu'on reçoit est ce qu'on les transmet).</text:p>
      <text:p text:style-name="P3">on passe au round suivant, est-ce qu'on Lock et Commit ?</text:p>
      <text:p text:style-name="P1"/>
      <text:p text:style-name="P2">Vote. Upon receiving the first valid block B = [id, qc,tc, r, v, txn] from Lr, execute Advance Round, Lock, and then Commit (defined below). If r = rcur, v = vcur, r &gt; rvote and ( (1) r = qc.r + 1, or (2) r = tc.r + 1 and qc.r ≥ max{qchigh.r | qchigh ∈ tc}), vote for B by sending the threshold signature share {id, r, v}i to Lr+1, and update rvote ← r.</text:p>
      <text:p text:style-name="P3">mais lorsque Lr a reçu un tc il a executé advance round, LOCK et commit donc à priori qchigh déjà supérieur ou égal au max des qc dans le tc donc condition (2) toujours vraie ?</text:p>
      <text:p text:style-name="P3">(The leader attaches the TC to its proposal in round r + 1 and extends the highest QC among the QCs in the TC. en cas de problème au round précédent) donc c’est bien que qchigh prend la valeur du plus grand qc de TC</text:p>
      <text:p text:style-name="P3">dans ce cas là (1) ou (2) est toujours respecté donc condition inutile (mais dcp qc.r&gt;=rlock condition en moins ?) (ou bien c’est juste une vérification des réplicas contre un Leader bizantin ?)</text:p>
      <text:p text:style-name="P1"/>
      <text:p text:style-name="P3"/>
      <text:p text:style-name="P1"><text:span text:style-name="T3"><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Times New Roman" svg:font-family="'Times New Roman',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6T12:41:00.096000000</meta:creation-date>
    <dc:date>2024-03-26T13:02:22.895000000</dc:date>
    <meta:editing-duration>PT21M22S</meta:editing-duration>
    <meta:editing-cycles>2</meta:editing-cycles>
    <meta:generator>LibreOffice/7.1.3.2$Windows_X86_64 LibreOffice_project/47f78053abe362b9384784d31a6e56f8511eb1c1</meta:generator>
    <meta:document-statistic meta:table-count="0" meta:image-count="0" meta:object-count="0" meta:page-count="2" meta:paragraph-count="29" meta:word-count="636" meta:character-count="3208" meta:non-whitespace-character-count="2599"/>
  </office:meta>
</office:document-meta>
</file>